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1.89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843cm"/>
    </style:style>
    <style:style style:name="co22" style:family="table-column">
      <style:table-column-properties fo:break-before="auto" style:column-width="3.787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958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404cm" fo:break-before="auto" style:use-optimal-row-height="true"/>
    </style:style>
    <style:style style:name="ro4" style:family="table-row">
      <style:table-row-properties style:row-height="2.293cm" fo:break-before="auto" style:use-optimal-row-height="true"/>
    </style:style>
    <style:style style:name="ro5" style:family="table-row">
      <style:table-row-properties style:row-height="1.849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71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513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11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2" table:default-cell-style-name="ce3"/>
        <table:table-column table:style-name="co17" table:default-cell-style-name="ce3"/>
        <table:table-column table:style-name="co20" table:number-columns-repeated="1000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Quotes</text:p>
          </table:table-cell>
          <table:table-cell table:style-name="ce1" office:value-type="string">
            <text:p>Unique codes</text:p>
          </table:table-cell>
          <table:table-cell table:style-name="ce1" office:value-type="string">
            <text:p>Notes</text:p>
          </table:table-cell>
          <table:table-cell table:style-name="ce1" table:number-columns-repeated="1000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3"/>
          <table:table-cell table:number-columns-repeated="2"/>
          <table:table-cell table:style-name="ce2" table:number-columns-repeated="1001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table:style-name="ce2" table:number-columns-repeated="1001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8"/>
          <table:table-cell table:number-columns-repeated="2"/>
          <table:table-cell table:style-name="ce2" table:number-columns-repeated="1001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6"/>
          <table:table-cell table:number-columns-repeated="2"/>
          <table:table-cell table:style-name="ce2" table:number-columns-repeated="1001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style-name="ce2" table:number-columns-repeated="1001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table:style-name="ce2" table:number-columns-repeated="1001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office:value-type="float" office:value="139">
            <text:p>139</text:p>
          </table:table-cell>
          <table:table-cell office:value-type="float" office:value="42">
            <text:p>42</text:p>
          </table:table-cell>
          <table:table-cell table:style-name="ce2" table:number-columns-repeated="1001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style-name="ce2" table:number-columns-repeated="1001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3"/>
          <table:table-cell table:number-columns-repeated="2"/>
          <table:table-cell table:style-name="ce2" table:number-columns-repeated="1001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3"/>
          <table:table-cell table:number-columns-repeated="2"/>
          <table:table-cell table:style-name="ce2"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5"/>
          <table:table-cell office:value-type="string">
            <text:p>See some references [5], [15], [16]. Discussion on agile problems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office:value-type="float" office:value="117">
            <text:p>117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office:value-type="float" office:value="91">
            <text:p>91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5"/>
          <table:table-cell office:value-type="string">
            <text:p>see (Fitzgerald 2006), (Borjesson et al 2006) 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2"/>
          <table:table-cell office:value-type="string">
            <text:p>Included in background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8"/>
          <table:table-cell office:value-type="string">
            <text:p>See: [5] “Agile Adoption Rate Survey Results”, [4] The Agile Journal, “Agile Survey”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10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6"/>
        </table:table-row>
        <table:table-row table:style-name="ro1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07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See references [10-14] for large scale experience reports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11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5"/>
          <table:table-cell table:style-name="ce12" office:value-type="string">
            <text:p>Large scale def.: [Fowler, 2002]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3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07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5"/>
          <table:table-cell office:value-type="string">
            <text:p>Thorough background section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See: [2] Kahkonen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07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5"/>
          <table:table-cell office:value-type="string">
            <text:p>[19] Khramov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5"/>
          <table:table-cell office:value-type="string">
            <text:p>[Cao L, 2004]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5"/>
          <table:table-cell office:value-type="string">
            <text:p>Good work on related literature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style-name="ce5" office:value-type="string">
            <text:p>Definition on large scale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Interesting viewpoints on KM in background</text:p>
          </table:table-cell>
          <table:table-cell table:number-columns-repeated="1000"/>
        </table:table-row>
        <table:table-row table:style-name="ro1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5"/>
          <table:table-cell office:value-type="string">
            <text:p>Technical insights on test implementation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office:value-type="float" office:value="112">
            <text:p>112</text:p>
          </table:table-cell>
          <table:table-cell office:value-type="float" office:value="31">
            <text:p>31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5"/>
          <table:table-cell office:value-type="string">
            <text:p>GSD related, GSD references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5"/>
          <table:table-cell office:value-type="string">
            <text:p>Duplicate of “Crawl, Walk, Run...”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string">
            <text:p>Continuing “Letters from the edge of an agile transition”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5"/>
          <table:table-cell office:value-type="string">
            <text:p>Interesting research on related work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5"/>
          <table:table-cell office:value-type="string">
            <text:p>Some good references? Coaching team focus.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5"/>
          <table:table-cell table:style-name="ce5" office:value-type="string">
            <text:p>Agile adoption research in general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07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5"/>
          <table:table-cell office:value-type="string">
            <text:p>Implementing a process for small business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5"/>
          <table:table-cell office:value-type="string">
            <text:p>Requirements engineering. [3]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float" office:value="104">
            <text:p>104</text:p>
          </table:table-cell>
          <table:table-cell office:value-type="float" office:value="38">
            <text:p>38</text:p>
          </table:table-cell>
          <table:table-cell office:value-type="string">
            <text:p>See for background: [1,5,10,11]</text:p>
          </table:table-cell>
          <table:table-cell table:number-columns-repeated="1000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office:value-type="float" office:value="124">
            <text:p>124</text:p>
          </table:table-cell>
          <table:table-cell office:value-type="float" office:value="44">
            <text:p>44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5"/>
          <table:table-cell office:value-type="string">
            <text:p>See for background. References on technology assimilation (Vijayasarathy and Turk, 2008)</text:p>
          </table:table-cell>
          <table:table-cell table:number-columns-repeated="1000"/>
        </table:table-row>
        <table:table-row table:style-name="ro1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Short summary. Focus on coaching.</text:p>
          </table:table-cell>
          <table:table-cell office:value-type="string">
            <text:p>Top down support. Change driven by coaches.</text:p>
          </table:table-cell>
          <table:table-cell office:value-type="string">
            <text:p>3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string">
            <text:p>See [i] Kotter's 8 step process, [ii] Rising: Fearless change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07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6"/>
        </table:table-row>
        <table:table-row table:style-name="ro4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5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Quite short and shallow description.</text:p>
          </table:table-cell>
          <table:table-cell office:value-type="string">
            <text:p>C1, C2: Big bang adoption after piloting. Process is refined over time.</text:p>
          </table:table-cell>
          <table:table-cell office:value-type="string">
            <text:p>2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string">
            <text:p>For background: [6, 7, 8, 9], also [10]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6"/>
          <table:table-cell office:value-type="string">
            <text:p>Use as background?</text:p>
          </table:table-cell>
          <table:table-cell table:number-columns-repeated="1000"/>
        </table:table-row>
        <table:table-row table:style-name="ro1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5"/>
          <table:table-cell office:value-type="string">
            <text:p>Background: [2, 5]</text:p>
          </table:table-cell>
          <table:table-cell table:number-columns-repeated="1000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07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office:value-type="string">
            <text:p>2010</text:p>
          </table:table-cell>
          <table:table-cell office:value-type="string">
            <text:p>Letters from the edge of an agile transition</text:p>
          </table:table-cell>
          <table:table-cell table:style-name="ce7" office:value-type="string">
            <text:p>X</text:p>
          </table:table-cell>
          <table:table-cell table:style-name="ce8" office:value-type="string">
            <text:p>Size may be small</text:p>
          </table:table-cell>
          <table:table-cell table:style-name="ce9"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30 developers + 10 additional people. Plans to hire 20 more.</text:p>
          </table:table-cell>
          <table:table-cell office:value-type="string">
            <text:p>2009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Unclear process</text:p>
          </table:table-cell>
          <table:table-cell office:value-type="string">
            <text:p>-</text:p>
          </table:table-cell>
          <table:table-cell office:value-type="string">
            <text:p>A bit jumpy. Focusing on the same problems all the time.</text:p>
          </table:table-cell>
          <table:table-cell office:value-type="string">
            <text:p>Top down mandate. Agile is adopted when skilled persons are hired into teams.</text:p>
          </table:table-cell>
          <table:table-cell office:value-type="string">
            <text:p>3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5">
          <table:table-cell office:value-type="string">
            <text:p>X</text:p>
          </table:table-cell>
          <table:table-cell office:value-type="string">
            <text:p>Spayd, M.K. </text:p>
          </table:table-cell>
          <table:table-cell office:value-type="string">
            <text:p>2003</text:p>
          </table:table-cell>
          <table:table-cell office:value-type="string">
            <text:p>Evolving agile in the enterprise: implementing XP on a grand scale</text:p>
          </table:table-cell>
          <table:table-cell table:style-name="ce7" office:value-type="string">
            <text:p>X</text:p>
          </table:table-cell>
          <table:table-cell table:style-name="ce8"/>
          <table:table-cell table:style-name="ce10" office:value-type="string">
            <text:p>SW project company</text:p>
          </table:table-cell>
          <table:table-cell table:style-name="ce8" office:value-type="string">
            <text:p>Personal experience report</text:p>
          </table:table-cell>
          <table:table-cell office:value-type="string">
            <text:p>Transformation is described well</text:p>
          </table:table-cell>
          <table:table-cell office:value-type="string">
            <text:p>5000 persons IT department</text:p>
          </table:table-cell>
          <table:table-cell office:value-type="string">
            <text:p>2002-</text:p>
          </table:table-cell>
          <table:table-cell office:value-type="string">
            <text:p>Qwest Communications</text:p>
          </table:table-cell>
          <table:table-cell office:value-type="string">
            <text:p>Telecommunications</text:p>
          </table:table-cell>
          <table:table-cell office:value-type="string">
            <text:p>Rigorous process mixed with collaborative process on one unit.</text:p>
          </table:table-cell>
          <table:table-cell office:value-type="string">
            <text:p>XP</text:p>
          </table:table-cell>
          <table:table-cell office:value-type="string">
            <text:p>Not too much narrative. Focus on a few broad challenges.</text:p>
          </table:table-cell>
          <table:table-cell office:value-type="string">
            <text:p>Can not quite tell. Agile is mandated by management, and a change team is used.</text:p>
          </table:table-cell>
          <table:table-cell office:value-type="string">
            <text:p>5</text:p>
          </table:table-cell>
          <table:table-cell office:value-type="float" office:value="104">
            <text:p>104</text:p>
          </table:table-cell>
          <table:table-cell office:value-type="float" office:value="36">
            <text:p>36</text:p>
          </table:table-cell>
          <table:table-cell office:value-type="string">
            <text:p>Good background on general organization transformation</text:p>
          </table:table-cell>
          <table:table-cell table:number-columns-repeated="1000"/>
        </table:table-row>
        <table:table-row table:style-name="ro3">
          <table:table-cell office:value-type="string">
            <text:p>X</text:p>
          </table:table-cell>
          <table:table-cell table:style-name="ce4" office:value-type="string">
            <text:p>I. Gat. </text:p>
          </table:table-cell>
          <table:table-cell office:value-type="string">
            <text:p>2006</text:p>
          </table:table-cell>
          <table:table-cell table:style-name="ce4" office:value-type="string">
            <text:p>How BMC is scaling agile development</text:p>
          </table:table-cell>
          <table:table-cell table:style-name="ce7"/>
          <table:table-cell table:style-name="ce9"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Program that involves 300+ developers</text:p>
          </table:table-cell>
          <table:table-cell office:value-type="string">
            <text:p>2004-</text:p>
          </table:table-cell>
          <table:table-cell office:value-type="string">
            <text:p>BMC Software (IMG)</text:p>
          </table:table-cell>
          <table:table-cell office:value-type="string">
            <text:p>IT infrastructure solutions</text:p>
          </table:table-cell>
          <table:table-cell office:value-type="string">
            <text:p>Traditional, silo based, dispersed</text:p>
          </table:table-cell>
          <table:table-cell office:value-type="string">
            <text:p>Scrum</text:p>
          </table:table-cell>
          <table:table-cell office:value-type="string">
            <text:p>A bit jumpy. Highlights some specific problem and success areas.</text:p>
          </table:table-cell>
          <table:table-cell office:value-type="string">
            <text:p>Seemingly top down.</text:p>
          </table:table-cell>
          <table:table-cell office:value-type="string">
            <text:p>5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5">
          <table:table-cell office:value-type="string">
            <text:p>X</text:p>
          </table:table-cell>
          <table:table-cell table:style-name="ce4" office:value-type="string">
            <text:p>J. J. Ryan and R. Scudiere.</text:p>
          </table:table-cell>
          <table:table-cell office:value-type="string">
            <text:p>2008</text:p>
          </table:table-cell>
          <table:table-cell table:style-name="ce4" office:value-type="string">
            <text:p>The Price of Agile Is Eternal Vigilance</text:p>
          </table:table-cell>
          <table:table-cell table:style-name="ce7"/>
          <table:table-cell table:style-name="ce9"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“scaling up” part of adoption.</text:p>
          </table:table-cell>
          <table:table-cell office:value-type="string">
            <text:p>More than 50 people in</text:p>
            <text:p>four locations</text:p>
          </table:table-cell>
          <table:table-cell office:value-type="string">
            <text:p>2006-2007</text:p>
          </table:table-cell>
          <table:table-cell office:value-type="string">
            <text:p>VeriSign Enterprise Security</text:p>
          </table:table-cell>
          <table:table-cell office:value-type="string">
            <text:p>Information security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 bit narrative. Description starts after pilots and discusses scaling transformation up.</text:p>
          </table:table-cell>
          <table:table-cell office:value-type="string">
            <text:p>Top down mandated. A management team set and adapted goals for the transformation. Conformity.</text:p>
          </table:table-cell>
          <table:table-cell office:value-type="string">
            <text:p>4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8" table:number-rows-repeated="2">
          <table:table-cell table:number-columns-repeated="1021"/>
        </table:table-row>
        <table:table-row table:style-name="ro9">
          <table:table-cell/>
          <table:table-cell table:style-name="ce5" office:value-type="string">
            <text:p>Reading list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17"/>
        </table:table-row>
        <table:table-row table:style-name="ro8" table:number-rows-repeated="1048395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3" table:default-cell-style-name="ce3"/>
        <table:table-column table:style-name="co23" table:number-columns-repeated="1018" table:default-cell-style-name="Default"/>
        <table:table-row table:style-name="ro8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10">
          <table:table-cell table:style-name="ce13"/>
          <table:table-cell table:style-name="ce13" office:value-type="string">
            <text:p>Marking</text:p>
          </table:table-cell>
          <table:table-cell table:style-name="ce13" office:value-type="string">
            <text:p>Number of articles</text:p>
          </table:table-cell>
          <table:table-cell table:style-name="ce13" table:number-columns-repeated="2"/>
          <table:table-cell table:style-name="ce2"/>
          <table:table-cell table:style-name="ce13" table:number-columns-repeated="1018"/>
        </table:table-row>
        <table:table-row table:style-name="ro8">
          <table:table-cell/>
          <table:table-cell office:value-type="string">
            <text:p>X</text:p>
          </table:table-cell>
          <table:table-cell table:formula="of:=COUNTIF([Sheet1.E2:.E202];&quot;=X&quot;)" office:value-type="float" office:value="35">
            <text:p>35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8">
          <table:table-cell/>
          <table:table-cell office:value-type="string">
            <text:p>?</text:p>
          </table:table-cell>
          <table:table-cell table:formula="of:=COUNTIF([Sheet1.E2:.E202];&quot;=?&quot;)" office:value-type="float" office:value="46">
            <text:p>46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-</text:p>
          </table:table-cell>
          <table:table-cell table:formula="of:=COUNTIF([Sheet1.E2:.E202];&quot;=-&quot;)" office:value-type="float" office:value="78">
            <text:p>78</text:p>
          </table:table-cell>
          <table:table-cell table:number-columns-repeated="1021"/>
        </table:table-row>
        <table:table-row table:style-name="ro8" table:number-rows-repeated="40">
          <table:table-cell table:number-columns-repeated="1024"/>
        </table:table-row>
        <table:table-row table:style-name="ro8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4">
          <table:table-cell table:number-columns-repeated="1024"/>
        </table:table-row>
        <table:table-row table:style-name="ro8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8" table:number-rows-repeated="10484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U175">
          <table:sort>
            <table:sort-by table:field-number="0" table:data-type="automatic"/>
          </table:sort>
        </table:database-range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2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2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number:number-style style:name="N10153" number:language="en" number:country="US">
      <number:fraction number:min-integer-digits="0" number:min-numerator-digits="3" number:min-denominator-digits="3"/>
    </number:number-style>
    <number:number-style style:name="N20106P0" style:volatile="true" number:language="fi" number:country="FI">
      <number:number number:decimal-places="0" number:min-integer-digits="1" number:grouping="true"/>
      <number:text> €</number:text>
    </number:number-style>
    <number:number-style style:name="N20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20106P0"/>
    </number:number-style>
    <number:number-style style:name="N20107P0" style:volatile="true" number:language="fi" number:country="FI">
      <number:number number:decimal-places="0" number:min-integer-digits="1" number:grouping="true"/>
      <number:text> €</number:text>
    </number:number-style>
    <number:number-style style:name="N2010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fi" number:country="FI">
      <number:number number:decimal-places="2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2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09P0"/>
    </number:number-style>
    <number:percentage-style style:name="N20110" number:language="fi" number:country="FI">
      <number:number number:decimal-places="0" number:min-integer-digits="1"/>
      <number:text> %</number:text>
    </number:percentage-style>
    <number:percentage-style style:name="N20111" number:language="fi" number:country="FI">
      <number:number number:decimal-places="2" number:min-integer-digits="1"/>
      <number:text> %</number:text>
    </number:percentage-style>
    <number:date-style style:name="N20112" number:language="fi" number:country="FI">
      <number:day/>
      <number:text>.</number:text>
      <number:month number:textual="true"/>
      <number:text>.</number:text>
      <number:year/>
    </number:date-style>
    <number:date-style style:name="N20113" number:language="fi" number:country="FI">
      <number:day/>
      <number:text>.</number:text>
      <number:month number:textual="true"/>
    </number:date-style>
    <number:date-style style:name="N20114" number:language="fi" number:country="FI">
      <number:month number:textual="true"/>
      <number:text>.</number:text>
      <number:year/>
    </number:date-style>
    <number:time-style style:name="N20115" number:language="fi" number:country="FI">
      <number:hours/>
      <number:text>:</number:text>
      <number:minutes number:style="long"/>
      <number:text> </number:text>
      <number:am-pm/>
    </number:time-style>
    <number:time-style style:name="N20116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</number:time-style>
    <number:time-style style:name="N20118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19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0P0" style:volatile="true" number:language="fi" number:country="FI">
      <number:number number:decimal-places="0" number:min-integer-digits="1" number:grouping="true"/>
      <number:text>   </number:text>
    </number:number-style>
    <number:number-style style:name="N20120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fi" number:country="FI">
      <number:number number:decimal-places="0" number:min-integer-digits="1" number:grouping="true"/>
      <number:text>   </number:text>
    </number:number-style>
    <number:number-style style:name="N20121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fi" number:country="FI">
      <number:number number:decimal-places="2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2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i" number:country="FI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20124P1" style:volatile="true" number:language="fi" number:country="FI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0124P2" style:volatile="true" number:language="fi" number:country="FI">
      <number:text> </number:text>
      <number:fill-character> </number:fill-character>
      <number:text>-    </number:text>
    </number:number-style>
    <number:text-style style:name="N20124" number:language="fi" number:country="FI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fi" number:country="FI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20125P1" style:volatile="true" number:language="fi" number:country="FI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0125P2" style:volatile="true" number:language="fi" number:country="FI">
      <number:text> </number:text>
      <number:fill-character> </number:fill-character>
      <number:text>- € </number:text>
    </number:number-style>
    <number:text-style style:name="N20125" number:language="fi" number:country="FI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P0" style:volatile="true" number:language="fi" number:country="FI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20126P1" style:volatile="true" number:language="fi" number:country="FI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0126P2" style:volatile="true" number:language="fi" number:country="FI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20126" number:language="fi" number:country="FI">
      <number:text> </number:text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27P0" style:volatile="true" number:language="fi" number:country="FI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20127P1" style:volatile="true" number:language="fi" number:country="FI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0127P2" style:volatile="true" number:language="fi" number:country="FI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20127" number:language="fi" number:country="FI">
      <number:text> </number:text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time-style style:name="N20128" number:language="fi" number:country="FI">
      <number:minutes number:style="long"/>
      <number:text>:</number:text>
      <number:seconds number:style="long"/>
    </number:time-style>
    <number:time-style style:name="N20129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0" number:language="fi" number:country="FI">
      <number:minutes number:style="long"/>
      <number:text>:</number:text>
      <number:seconds number:style="long" number:decimal-places="1"/>
    </number:time-style>
    <number:number-style style:name="N20131" number:language="fi" number:country="FI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.00.0000</text:date>, <text:time style:data-style-name="N2" text:time-value="0000-00-00T00:55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28T01:17:19</dc:date>
    <meta:editing-duration>P13DT6H34M31S</meta:editing-duration>
    <meta:editing-cycles>1009</meta:editing-cycles>
    <meta:printed-by>Kim Dikert</meta:printed-by>
    <meta:print-date>2013-05-15T00:23:21</meta:print-date>
    <meta:document-statistic meta:table-count="2" meta:cell-count="2648" meta:object-count="0"/>
  </office:meta>
</office:document-meta>
</file>